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微软雅黑1" svg:font-family="微软雅黑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7.177cm"/>
    </style:style>
    <style:style style:name="co2" style:family="table-column">
      <style:table-column-properties fo:break-before="auto" style:column-width="8.1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9cm" fo:break-before="auto" style:use-optimal-row-height="true"/>
    </style:style>
    <style:style style:name="ro2" style:family="table-row">
      <style:table-row-properties style:row-height="0.56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mic Sans MS" fo:font-size="15pt" fo:font-weight="bold" style:font-name-asian="微软雅黑1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ic Sans MS" fo:font-size="12pt" style:font-name-asian="微软雅黑1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ic Sans MS" style:font-name-asian="微软雅黑1"/>
    </style:style>
  </office:automatic-styles>
  <office:body>
    <office:spreadsheet>
      <table:table table:name="工作表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table:number-columns-spanned="3" table:number-rows-spanned="1">
            <text:p>Schedule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2" office:value-type="string">
            <text:p>Work</text:p>
          </table:table-cell>
          <table:table-cell table:style-name="ce2" office:value-type="string">
            <text:p>Spend(day)</text:p>
          </table:table-cell>
          <table:table-cell table:style-name="ce2" office:value-type="string">
            <text:p>Done</text:p>
          </table:table-cell>
          <table:table-cell table:style-name="ce2" table:number-columns-repeated="1021"/>
        </table:table-row>
        <table:table-row table:style-name="ro3">
          <table:table-cell office:value-type="string">
            <text:p>搭建开发环境，将代码同步至GitHub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Spring框架的使用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Struts2框架的使用与Spring的整合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3">
          <table:table-cell office:value-type="string">
            <text:p>JBDC代码与DAO层的设计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产品发布模块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页面设计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工作表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工作表3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微软雅黑1" svg:font-family="微软雅黑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2">2012／06／22</text:date>, <text:time>17:26:17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22T17:17:19</meta:creation-date>
    <dc:date>2012-06-22T17:26:17.44</dc:date>
    <meta:editing-duration>PT9M4S</meta:editing-duration>
    <meta:editing-cycles>2</meta:editing-cycles>
    <meta:generator>LibreOffice/3.3$Win32 LibreOffice_project/330m19$Build-7</meta:generator>
    <meta:document-statistic meta:table-count="3" meta:cell-count="16" meta:object-count="0"/>
  </office:meta>
</office:document-meta>
</file>